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17708333333333334in"/>
    </style:style>
    <style:style style:name="co3" style:family="table-column">
      <style:table-column-properties fo:break-before="auto" style:column-width="1.2083333333333333in"/>
    </style:style>
    <style:style style:name="co4" style:family="table-column">
      <style:table-column-properties fo:break-before="auto" style:column-width="1.5729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ta1" style:family="table" style:master-page-name="PageStyle_5f_Métrica PR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étrica PRE" table:style-name="ta1" table:print="false">
        <office:forms form:automatic-focus="false" form:apply-design-mode="false"/>
        <table:table-column table:style-name="co2" table:default-cell-style-name="ce-1"/>
        <table:table-column table:style-name="co1" table:default-cell-style-name="ce-1"/>
        <table:table-column table:style-name="co3" table:default-cell-style-name="ce-1"/>
        <table:table-column table:style-name="co4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36"/>
        <table:table-row table:style-name="ro2">
          <table:table-cell/>
          <table:table-cell table:number-columns-repeated="4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Número de Atividades</text:p>
          </table:table-cell>
          <table:table-cell table:style-name="ce23" office:value-type="string">
            <text:p>Número de Atividades Não Realizadas</text:p>
          </table:table-cell>
          <table:table-cell table:style-name="ce23" office:value-type="string">
            <text:p>Desvio de Escopo (%)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cepção</text:p>
          </table:table-cell>
          <table:table-cell table:style-name="ce26" office:value-type="string" office:value="#N/A">
            <text:p>#N/A</text:p>
          </table:table-cell>
          <table:table-cell table:style-name="ce26" office:value-type="string" office:value="#N/A">
            <text:p>#N/A</text:p>
          </table:table-cell>
          <table:table-cell table:style-name="ce27" table:formula="oooc:=([.D3]/[.C3])" office:value-type="string" office:value="#N/A">
            <text:p>#N/A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Planejamento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[.D4]/[.C4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[.D5]/[.C5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[.D6]/[.C6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I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[.D7]/[.C7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IV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[.D8]/[.C8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V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[.D9]/[.C9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V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[.D10]/[.C10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Construção VII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[.D11]/[.C11])" office:value-type="string" office:value="#VALUE!">
            <text:p>#VALUE!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Encerramento</text:p>
          </table:table-cell>
          <table:table-cell table:style-name="ce26" office:value-type="string" office:value="#VALUE!">
            <text:p>#VALUE!</text:p>
          </table:table-cell>
          <table:table-cell table:style-name="ce26" office:value-type="string" office:value="#VALUE!">
            <text:p>#VALUE!</text:p>
          </table:table-cell>
          <table:table-cell table:style-name="ce27" table:formula="oooc:=([.D12]/[.C12])" office:value-type="string" office:value="#VALUE!">
            <text:p>#VALUE!</text:p>
          </table:table-cell>
          <table:table-cell table:style-name="ce24"/>
        </table:table-row>
        <table:table-row table:style-name="ro2">
          <table:table-cell/>
          <table:table-cell table:number-columns-repeated="4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min-integer-digits="1" number:decimal-places="2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étrica PRE" style:display-name="PageStyle_Métrica PR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